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00A0000000A3564257B617E83CE.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Industry-Light" svg:font-family="Industry-Light"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Estilo_20_de_20_dibujo_20_predeterminado">
      <style:paragraph-properties fo:margin-left="0cm" fo:margin-right="0cm" fo:margin-top="0.198cm" fo:margin-bottom="0cm" style:contextual-spacing="false" style:line-height-at-least="0.353cm" fo:text-align="start" style:justify-single-word="false" fo:orphans="2" fo:widows="2" fo:text-indent="0cm" style:auto-text-indent="false" style:writing-mode="lr-tb"/>
      <style:text-properties fo:font-variant="normal" fo:text-transform="none" style:use-window-font-color="true" loext:opacity="0%" style:font-name="Industry-Light" fo:font-size="12pt" fo:letter-spacing="normal" fo:font-style="normal" fo:font-weight="normal" officeooo:rsid="0012eb8e" officeooo:paragraph-rsid="0012ddfd" fo:background-color="transparent" style:font-size-asian="12pt" style:font-weight-asian="normal"/>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officeooo:paragraph-rsid="00152284"/>
    </style:style>
    <style:style style:name="P4" style:family="paragraph" style:parent-style-name="Standard">
      <style:paragraph-properties fo:margin-left="0cm" fo:margin-right="0cm" fo:text-align="center" style:justify-single-word="false" fo:orphans="2" fo:widows="2" fo:text-indent="0cm" style:auto-text-indent="false"/>
      <style:text-properties style:use-window-font-color="true" loext:opacity="0%" style:font-name="Arial1" fo:font-size="24pt" fo:background-color="transparent" style:font-size-asian="24pt" style:font-size-complex="24pt"/>
    </style:style>
    <style:style style:name="P5" style:family="paragraph" style:parent-style-name="Standard">
      <style:paragraph-properties fo:margin-left="0cm" fo:margin-right="0cm" fo:orphans="2" fo:widows="2" fo:text-indent="0cm" style:auto-text-indent="false"/>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2eb8e" style:letter-kerning="true" fo:background-color="transparent" style:font-name-asian="Tahoma" style:font-size-asian="12pt" style:font-style-asian="normal" style:font-weight-asian="normal" style:font-name-complex="Liberation Sans1" style:font-size-complex="12pt" style:text-emphasize="none"/>
    </style:style>
    <style:style style:name="P6" style:family="paragraph" style:parent-style-name="Standard">
      <style:paragraph-properties fo:margin-left="0cm" fo:margin-right="0cm" fo:orphans="2" fo:widows="2" fo:text-indent="0cm" style:auto-text-indent="false"/>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2eb8e" officeooo:paragraph-rsid="0012ddfd" style:letter-kerning="true" fo:background-color="transparent" style:font-name-asian="Tahoma" style:font-size-asian="12pt" style:font-style-asian="normal" style:font-weight-asian="normal" style:font-name-complex="Liberation Sans1" style:font-size-complex="12pt" style:text-emphasize="none"/>
    </style:style>
    <style:style style:name="P7" style:family="paragraph" style:parent-style-name="Standard">
      <style:paragraph-properties fo:margin-left="0cm" fo:margin-right="0cm" fo:orphans="2" fo:widows="2" fo:text-indent="0cm" style:auto-text-indent="false"/>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2eb8e" officeooo:paragraph-rsid="00149f21" style:letter-kerning="true" fo:background-color="transparent" style:font-name-asian="Tahoma" style:font-size-asian="12pt" style:font-style-asian="normal" style:font-weight-asian="normal" style:font-name-complex="Liberation Sans1" style:font-size-complex="12pt" style:text-emphasize="none"/>
    </style:style>
    <style:style style:name="P8" style:family="paragraph" style:parent-style-name="Standard">
      <style:paragraph-properties fo:margin-left="0cm" fo:margin-right="0cm" fo:orphans="2" fo:widows="2" fo:text-indent="0cm" style:auto-text-indent="false"/>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2eb8e" officeooo:paragraph-rsid="00152284" style:letter-kerning="true" fo:background-color="transparent" style:font-name-asian="Tahoma" style:font-size-asian="12pt" style:font-style-asian="normal" style:font-weight-asian="normal" style:font-name-complex="Liberation Sans1" style:font-size-complex="12pt" style:text-emphasize="none"/>
    </style:style>
    <style:style style:name="P9" style:family="paragraph" style:parent-style-name="Standard">
      <style:paragraph-properties fo:margin-left="0cm" fo:margin-right="0cm" fo:orphans="2" fo:widows="2" fo:text-indent="0cm" style:auto-text-indent="false"/>
      <style:text-properties fo:font-variant="normal" fo:text-transform="none" style:use-window-font-color="true" loext:opacity="0%" style:text-outline="false" style:text-line-through-style="none" style:text-line-through-type="none" style:font-name="Arial1" fo:font-size="18pt" fo:letter-spacing="normal" fo:font-style="normal" fo:text-shadow="none" style:text-underline-style="none" fo:font-weight="normal" officeooo:rsid="0012eb8e" officeooo:paragraph-rsid="0012ddfd" style:letter-kerning="true" fo:background-color="transparent" style:font-name-asian="Tahoma" style:font-size-asian="18pt" style:font-style-asian="normal" style:font-weight-asian="normal" style:font-name-complex="Liberation Sans1" style:font-size-complex="18pt" style:text-emphasize="none"/>
    </style:style>
    <style:style style:name="P10" style:family="paragraph" style:parent-style-name="Text_20_body">
      <style:text-properties style:font-name="Arial1" fo:font-size="18pt" style:font-size-asian="18pt" style:font-size-complex="18pt"/>
    </style:style>
    <style:style style:name="P11" style:family="paragraph" style:parent-style-name="Standard" style:list-style-name="L1">
      <style:paragraph-properties fo:orphans="2" fo:widows="2"/>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2eb8e" officeooo:paragraph-rsid="00149f21" style:letter-kerning="true" fo:background-color="transparent" style:font-name-asian="Tahoma" style:font-size-asian="12pt" style:font-style-asian="normal" style:font-weight-asian="normal" style:font-name-complex="Liberation Sans1" style:font-size-complex="12pt" style:text-emphasize="none"/>
    </style:style>
    <style:style style:name="P12" style:family="paragraph" style:parent-style-name="Standard">
      <style:paragraph-properties fo:margin-left="0cm" fo:margin-right="0cm" fo:orphans="2" fo:widows="2" fo:text-indent="0cm" style:auto-text-indent="false"/>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2eb8e" officeooo:paragraph-rsid="00152284" style:letter-kerning="true" fo:background-color="transparent" style:font-name-asian="Tahoma" style:font-size-asian="12pt" style:font-style-asian="normal" style:font-weight-asian="normal" style:font-name-complex="Liberation Sans1" style:font-size-complex="12pt" style:text-emphasize="none"/>
    </style:style>
    <style:style style:name="P13" style:family="paragraph" style:parent-style-name="Standard" style:list-style-name="L2">
      <style:paragraph-properties fo:margin-left="0cm" fo:margin-right="0cm" fo:orphans="2" fo:widows="2" fo:text-indent="0cm" style:auto-text-indent="false"/>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2eb8e" officeooo:paragraph-rsid="00152284" style:letter-kerning="true" fo:background-color="transparent" style:font-name-asian="Tahoma" style:font-size-asian="12pt" style:font-style-asian="normal" style:font-weight-asian="normal" style:font-name-complex="Liberation Sans1" style:font-size-complex="12pt" style:text-emphasize="none"/>
    </style:style>
    <style:style style:name="P14" style:family="paragraph" style:parent-style-name="Standard" style:list-style-name="L3">
      <style:paragraph-properties fo:margin-left="0cm" fo:margin-right="0cm" fo:orphans="2" fo:widows="2" fo:text-indent="0cm" style:auto-text-indent="false"/>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2eb8e" officeooo:paragraph-rsid="00162ddf" style:letter-kerning="true" fo:background-color="transparent" style:font-name-asian="Tahoma" style:font-size-asian="12pt" style:font-style-asian="normal" style:font-weight-asian="normal" style:font-name-complex="Liberation Sans1" style:font-size-complex="12pt" style:text-emphasize="none"/>
    </style:style>
    <style:style style:name="P15" style:family="paragraph" style:parent-style-name="Standard">
      <style:paragraph-properties fo:margin-left="0cm" fo:margin-right="0cm" fo:orphans="2" fo:widows="2" fo:text-indent="0cm" style:auto-text-indent="false"/>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2eb8e" officeooo:paragraph-rsid="00162ddf" style:letter-kerning="true" fo:background-color="transparent" style:font-name-asian="Tahoma" style:font-size-asian="12pt" style:font-style-asian="normal" style:font-weight-asian="normal" style:font-name-complex="Liberation Sans1" style:font-size-complex="12pt" style:text-emphasize="none"/>
    </style:style>
    <style:style style:name="P16" style:family="paragraph" style:parent-style-name="Standard" style:list-style-name="L4">
      <style:paragraph-properties fo:margin-left="0cm" fo:margin-right="0cm" fo:orphans="2" fo:widows="2" fo:text-indent="0cm" style:auto-text-indent="false"/>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2eb8e" officeooo:paragraph-rsid="00162ddf" style:letter-kerning="true" fo:background-color="transparent" style:font-name-asian="Tahoma" style:font-size-asian="12pt" style:font-style-asian="normal" style:font-weight-asian="normal" style:font-name-complex="Liberation Sans1" style:font-size-complex="12pt" style:text-emphasize="none"/>
    </style:style>
    <style:style style:name="P17" style:family="paragraph" style:parent-style-name="Standard" style:list-style-name="L3">
      <style:paragraph-properties fo:margin-left="0cm" fo:margin-right="0cm" fo:orphans="2" fo:widows="2" fo:text-indent="0cm" style:auto-text-indent="false"/>
      <style:text-properties fo:font-variant="normal" fo:text-transform="none" style:use-window-font-color="true" loext:opacity="0%" style:text-outline="false" style:text-line-through-style="none" style:text-line-through-type="none" style:font-name="Arial1" fo:font-size="18pt" fo:letter-spacing="normal" fo:font-style="normal" fo:text-shadow="none" style:text-underline-style="none" fo:font-weight="normal" officeooo:rsid="0012eb8e" officeooo:paragraph-rsid="00162ddf" style:letter-kerning="true" fo:background-color="transparent" style:font-name-asian="Tahoma" style:font-size-asian="18pt" style:font-style-asian="normal" style:font-weight-asian="normal" style:font-name-complex="Liberation Sans1" style:font-size-complex="18pt" style:text-emphasize="none"/>
    </style:style>
    <style:style style:name="P18" style:family="paragraph" style:parent-style-name="Standard" style:list-style-name="L3">
      <style:paragraph-properties fo:margin-left="0cm" fo:margin-right="0cm" fo:orphans="2" fo:widows="2" fo:text-indent="0cm" style:auto-text-indent="false"/>
      <style:text-properties officeooo:paragraph-rsid="00152284"/>
    </style:style>
    <style:style style:name="P19" style:family="paragraph" style:parent-style-name="Standard" style:list-style-name="L4">
      <style:paragraph-properties fo:margin-left="0cm" fo:margin-right="0cm" fo:orphans="2" fo:widows="2" fo:text-indent="0cm" style:auto-text-indent="false"/>
      <style:text-properties officeooo:paragraph-rsid="00162ddf"/>
    </style:style>
    <style:style style:name="P20" style:family="paragraph">
      <style:paragraph-properties fo:text-align="center"/>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2eb8e" style:letter-kerning="true" fo:background-color="transparent" loext:char-shading-value="0" style:font-name-asian="Tahoma" style:font-size-asian="12pt" style:font-style-asian="normal" style:font-weight-asian="normal" style:font-name-complex="Liberation Sans1" style:font-size-complex="12pt" style:text-emphasize="none"/>
    </style:style>
    <style:style style:name="T3" style:family="text">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52284" style:letter-kerning="true" fo:background-color="transparent" loext:char-shading-value="0" style:font-name-asian="Tahoma" style:font-size-asian="12pt" style:font-style-asian="normal" style:font-weight-asian="normal" style:font-name-complex="Liberation Sans1" style:font-size-complex="12pt" style:text-emphasize="none"/>
    </style:style>
    <style:style style:name="T4" style:family="text">
      <style:text-properties fo:font-variant="normal" fo:text-transform="none" style:use-window-font-color="true" loext:opacity="0%" style:text-outline="false" style:text-line-through-style="none" style:text-line-through-type="none" style:font-name="Industry-Light" fo:font-size="12pt" fo:letter-spacing="normal" fo:font-style="italic" fo:text-shadow="none" style:text-underline-style="none" fo:font-weight="normal" officeooo:rsid="0012eb8e" style:letter-kerning="true" fo:background-color="transparent" loext:char-shading-value="0" style:font-name-asian="Tahoma" style:font-size-asian="12pt" style:font-style-asian="italic" style:font-weight-asian="normal" style:font-name-complex="Liberation Sans1" style:font-size-complex="12pt" style:font-style-complex="italic" style:text-emphasize="none"/>
    </style:style>
    <style:style style:name="T5" style:family="text">
      <style:text-properties fo:font-style="italic" style:font-style-asian="italic" style:font-style-complex="italic"/>
    </style:style>
    <style:style style:name="T6" style:family="text">
      <style:text-properties fo:font-style="italic" officeooo:rsid="00162ddf" style:font-style-asian="italic" style:font-style-complex="italic"/>
    </style:style>
    <text:list-style style:name="L1">
      <text:list-level-style-image text:level="1" xlink:href="Pictures/100002000000000A0000000A3564257B617E83CE.gif" xlink:type="simple" xlink:show="embed" xlink:actuate="onLoad">
        <style:list-level-properties text:list-level-position-and-space-mode="label-alignment" style:vertical-pos="middle" style:vertical-rel="line" fo:width="0.212cm" fo:height="0.212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2000000000A0000000A3564257B617E83CE.gif" xlink:type="simple" xlink:show="embed" xlink:actuate="onLoad">
        <style:list-level-properties text:list-level-position-and-space-mode="label-alignment" style:vertical-pos="middle" style:vertical-rel="line" fo:width="0.212cm" fo:height="0.212cm">
          <style:list-level-label-alignment text:label-followed-by="space" fo:text-indent="-0.63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2000000000A0000000A3564257B617E83CE.gif" xlink:type="simple" xlink:show="embed" xlink:actuate="onLoad">
        <style:list-level-properties text:list-level-position-and-space-mode="label-alignment" style:vertical-pos="middle" style:vertical-rel="line" fo:width="0.212cm" fo:height="0.212cm">
          <style:list-level-label-alignment text:label-followed-by="listtab" text:list-tab-stop-position="0.635cm" fo:text-indent="-0.635cm" fo:margin-left="0.635cm"/>
        </style:list-level-properties>
      </text:list-level-style-image>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image text:level="1" xlink:href="Pictures/100002000000000A0000000A3564257B617E83CE.gif" xlink:type="simple" xlink:show="embed" xlink:actuate="onLoad">
        <style:list-level-properties text:list-level-position-and-space-mode="label-alignment" style:vertical-pos="middle" style:vertical-rel="line" fo:width="0.212cm" fo:height="0.212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text:span text:style-name="T1">Firma y verificación de aplicaciones</text:span> </text:p>
      <text:p text:style-name="P2"/>
      <text:p text:style-name="P1"/>
      <text:p text:style-name="P10">Introducción</text:p>
      <text:p text:style-name="P7"><text:tab/>Los sistemas operativos para dispositivos móviles establecen que toda aplicación que se instale o actualice en un dispositivo ha de ser segura, basándose esta seguridad en la firma digital.<text:line-break/><text:tab/>El funcionamiento de la firma de software es similar al de la firma de un documento. En el caso más sencillo, para firmar un documento en que se desee garantizar el contenido y el autor se tienen los siguientes elementos:<text:line-break/></text:p>
      <text:list xml:id="list177310802" text:style-name="L1">
        <text:list-item>
          <text:p text:style-name="P11">Par de claves asimétricas, pública y privada, la pública disponible para todo el mundo y la privada solo del propietario y que firmará el documento.</text:p>
        </text:list-item>
        <text:list-item>
          <text:p text:style-name="P11">Documento a firmar.</text:p>
        </text:list-item>
      </text:list>
      <text:p text:style-name="P5"/>
      <text:p text:style-name="P5"/>
      <text:p text:style-name="P5"/>
      <text:p text:style-name="P9">Android</text:p>
      <text:p text:style-name="P9"/>
      <text:p text:style-name="P8"><text:tab/>Google establece un sistema de firma de aplicaciones para poder ejecutarse en su sistema operativo, ya sean aplicaciones para móviles, tablets, televisores o cualquier otro dispositivo.<text:line-break/><text:line-break/><text:tab/>El sistema consiste en una firma digital por parte del desarrollador que permite garantizar la autenticidad del mismo y la integridad de la aplicación, denominada **clave de carga** y otra posterior realizada por la AppStore que el sistema operativo comprobará para permitir la ejecución denominada **clave de firma**.<text:line-break/><text:line-break/><text:line-break/><text:span text:style-name="T5">Clave firma de la app</text:span>:<text:line-break/></text:p>
      <text:p text:style-name="P8"><text:tab/>Es la clave que se usa para firmar los APK que están instalados en el dispositivo de un usuario. Como parte del modelo de actualización segura de Android, la clave de firma **nunca cambia durante el ciclo de vida de la app**. Además, es privada y debe ser secreta. Sin embargo, se puede compartir el certificado que se genera con la clave de firma de la app.<text:line-break/><text:line-break/><text:span text:style-name="T5">Clave de carga</text:span>:</text:p>
      <text:p text:style-name="P8"><text:tab/></text:p>
      <text:p text:style-name="P3"><text:soft-page-break/><text:span text:style-name="T2"><text:tab/>Es la clave que se usa para firmar el paquete de aplicación o el APK antes de subirlo con el objetivo de que **reciba la firma de app de Google Play**. Se debe mantener en secreto, aunque sí se puede compartir el certificado que se genera junto con ella.<text:line-break/><text:line-break/><text:tab/>Al firma una aplicación con la clave privada se genera un certificado de seguridad (.der <text:s/>o <text:s/>.pem) que contiene:<text:line-break/></text:span></text:p>
      <text:list xml:id="list2413484867" text:style-name="L2">
        <text:list-item>
          <text:p text:style-name="P13"><text:s text:c="3"/>La clave pública, no importa que esté disponible para todo el mundo, de hecho se utiliza para comprobar quien emitió el certificado.</text:p>
        </text:list-item>
      </text:list>
      <text:list xml:id="list2232954417" text:style-name="L3">
        <text:list-item>
          <text:p text:style-name="P18"><text:span text:style-name="T3">M</text:span><text:span text:style-name="T2">etadatos de la aplicación.</text:span></text:p>
        </text:list-item>
        <text:list-item>
          <text:p text:style-name="P14">La huella digital que no es más que la codificación con la clave privada de una función resumen aplicada al apk<text:line-break/><text:line-break/>Además para la gestión de claves y certificados se dispone de:<text:line-break/></text:p>
        </text:list-item>
        <text:list-item>
          <text:p text:style-name="P14">Almacén de claves Java (.jks o .keystore): es un archivo binario que funciona como repositorio de certificados y claves privadas.<text:line-break/></text:p>
        </text:list-item>
        <text:list-item>
          <text:p text:style-name="P14">Herramienta Play Encrypt Private Key (PEPK): herramienta para exportar claves privadas de un almacén de claves de Java y encriptar claves privadas para transferirlas a Google Play.<text:line-break/><text:line-break/></text:p>
          <text:p text:style-name="P17"/>
          <text:p text:style-name="P17">IOS</text:p>
        </text:list-item>
      </text:list>
      <text:p text:style-name="P6"/>
      <text:p text:style-name="P15"><text:tab/>Los dispositivos Apple cuentan con funciones de encriptación para proteger los datos del usuario y activar el borrado remoto si se pierde un dispositivo o si lo roban. <text:s/><text:line-break/>En general, los algoritmos más utilizados son los que usan el cifrado asimétrico. Se emplean para enviar una clave de sesión simétrica a través de un canal de comunicación inseguro para que luego pueda usar el cifrado simétrico en futuras comunicaciones. Por otro lado, a menudo se utiliza el cifrado simétrico para los datos en reposo (en su disco duro, por ejemplo) y como clave de sesión en varios esquemas de redes cifrados.</text:p>
      <text:p text:style-name="P15"><text:tab/>Los iOS proporcionan diferentes tipos de tecnologías de cifrado, entre las que destacan:</text:p>
      <text:p text:style-name="P15"/>
      <text:list xml:id="list3518539261" text:style-name="L4">
        <text:list-item>
          <text:p text:style-name="P19"><text:span text:style-name="T4">Servicios de llaveros</text:span><text:span text:style-name="T2">. Se emplean para cifrar y almacenar contraseñas, claves y otros pequeños secretos en una base de datos especial llamada llavero. Al almacenar los secretos del usuario de esta manera, se asegura de que se mantengan seguros, incluso en las copias de seguridad del dispositivo.</text:span></text:p>
          <text:p text:style-name="P16"><text:soft-page-break/></text:p>
        </text:list-item>
        <text:list-item>
          <text:p text:style-name="P16"><text:span text:style-name="T5">Servicios de certificados</text:span>, claves y confianza. Esta interfaz proporciona servicios de soporte criptográfico, incluidos métodos de cifrado y descifrado general, así como validación de confianza.</text:p>
          <text:p text:style-name="P16"/>
          <text:p text:style-name="P16"/>
        </text:list-item>
        <text:list-item>
          <text:p text:style-name="P16"><text:span text:style-name="T6">S</text:span><text:span text:style-name="T5">intaxis de mensajes criptográficos</text:span>. Servicios empleados para cifrar o agregar una firma digital a los mensajes S / MIME. S / MIME es un estándar para encriptar y firmar mensajes, más comúnmente utilizado con el correo electrónico.<text:line-break/><text:line-break/>Cómo auditar una aplicación iOS desde la perspectiva #OWASP.: https://www.youtube.com/watch?v=JO8daeYsPtI<text:line-brea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Industry-Light" svg:font-family="Industry-Light"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Estilo_20_de_20_dibujo_20_predeterminado" style:display-name="Estilo de dibujo predeterminad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line text:anchor-type="paragraph" draw:z-index="2" draw:name="Forma1" draw:style-name="Mgr1" draw:text-style-name="MP1" svg:x1="-0.171cm" svg:y1="0.257cm" svg:x2="17.355cm" svg:y2="0.215cm"><text:p/></draw:lin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3T12:02:12.285000000</meta:creation-date>
    <dc:date>2022-08-24T13:44:35.286000000</dc:date>
    <meta:editing-duration>PT12M43S</meta:editing-duration>
    <meta:editing-cycles>5</meta:editing-cycles>
    <meta:generator>LibreOffice/7.1.6.2$Windows_X86_64 LibreOffice_project/0e133318fcee89abacd6a7d077e292f1145735c3</meta:generator>
    <meta:document-statistic meta:table-count="0" meta:image-count="0" meta:object-count="0" meta:page-count="3" meta:paragraph-count="25" meta:word-count="675" meta:character-count="4102" meta:non-whitespace-character-count="3429"/>
  </office:meta>
</office:document-meta>
</file>